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5707" officeooo:paragraph-rsid="001f5707"/>
    </style:style>
    <style:style style:name="P2" style:family="paragraph" style:parent-style-name="Standard">
      <style:text-properties officeooo:rsid="001f5707" officeooo:paragraph-rsid="001f5707"/>
    </style:style>
    <style:style style:name="P3" style:family="paragraph" style:parent-style-name="Standard">
      <style:text-properties officeooo:rsid="001f5707" officeooo:paragraph-rsid="00247394"/>
    </style:style>
    <style:style style:name="T1" style:family="text">
      <style:text-properties officeooo:rsid="00206c76"/>
    </style:style>
    <style:style style:name="T2" style:family="text">
      <style:text-properties officeooo:rsid="0020833c"/>
    </style:style>
    <style:style style:name="T3" style:family="text">
      <style:text-properties officeooo:rsid="002187fc"/>
    </style:style>
    <style:style style:name="T4" style:family="text">
      <style:text-properties fo:color="#2a6099" officeooo:rsid="00247394"/>
    </style:style>
    <style:style style:name="T5" style:family="text">
      <style:text-properties officeooo:rsid="00265e9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eorgios Markou<text:tab/>TEST 3 HWP2</text:p>
      <text:p text:style-name="P1"/>
      <text:p text:style-name="P1">a) <text:tab/>1) <text:span text:style-name="T1">n: Bee::move wird aufgerufen, weil das Objekt bee vom Typ Bee ist</text:span></text:p>
      <text:p text:style-name="P1"><text:s/><text:tab/>2) p</text:p>
      <text:p text:style-name="P1"><text:tab/>3) <text:span text:style-name="T1">p</text:span></text:p>
      <text:p text:style-name="P1"><text:tab/>4) <text:span text:style-name="T2">p</text:span></text:p>
      <text:p text:style-name="P3"><text:tab/>5) <text:span text:style-name="T2">p, wird aber nicht kompiliert weil Bird von Animal private erbt, wäre es public würde</text:span></text:p>
      <text:p text:style-name="P3"><text:span text:style-name="T2"><text:tab/> <text:s text:c="3"/>es kompilieren </text:span></text:p>
      <text:p text:style-name="P1"/>
      <text:p text:style-name="P1">b)<text:tab/><text:span text:style-name="T3">class VegetableSoup : public Vegetable, public Soup {};</text:span></text:p>
      <text:p text:style-name="P1"/>
      <text:p text:style-name="P1">c)</text:p>
      <text:p text:style-name="P1"/>
      <text:p text:style-name="P1">d)</text:p>
      <text:p text:style-name="P1"/>
      <text:p text:style-name="P1">e)<text:tab/>class Animal {</text:p>
      <text:p text:style-name="P1"><text:tab/>public:</text:p>
      <text:p text:style-name="P1"><text:tab/><text:tab/>virtual void move() {}</text:p>
      <text:p text:style-name="P1"><text:tab/><text:tab/><text:span text:style-name="T4">virtual </text:span>void sleep() {}</text:p>
      <text:p text:style-name="P1"><text:tab/>};</text:p>
      <text:p text:style-name="P1"/>
      <text:p text:style-name="P1"><text:tab/><text:span text:style-name="T5">Der Rest des Quelltextes lässt sich kompilieren, weil die Methode sleep, in allen <text:tab/>abgeleiteten Klassen definiert ist mit genau der gleichen Signatur “void sleep() “.</text:span></text:p>
      <text:p text:style-name="P1"/>
      <text:p text:style-name="P1"><text:tab/><text:span text:style-name="T5">Man kann, aber nicht mehr ein Animal so erstellen: “Animal a;“, weil Animal abstrakt ist</text:span></text:p>
      <text:p text:style-name="P1"/>
      <text:p text:style-name="P1">f)</text:p>
      <text:p text:style-name="P1"/>
      <text:p text:style-name="P1">class Car </text:p>
      <text:p text:style-name="P1">{</text:p>
      <text:p text:style-name="P1"><text:tab/>int mileage;</text:p>
      <text:p text:style-name="P1"/>
      <text:p text:style-name="P1"><text:tab/>friend class CarManufacturer;</text:p>
      <text:p text:style-name="P1"><text:tab/>friend void resetCarMileage(Car *);</text:p>
      <text:p text:style-name="P1">};</text:p>
      <text:p text:style-name="P1"/>
      <text:p text:style-name="P1">class CarManufacturer </text:p>
      <text:p text:style-name="P1">{</text:p>
      <text:p text:style-name="P1"><text:tab/>void resetMileage(Car &amp;c) </text:p>
      <text:p text:style-name="P1"><text:tab/>{</text:p>
      <text:p text:style-name="P1"><text:tab/><text:tab/>c.mileage = 0;</text:p>
      <text:p text:style-name="P1"><text:tab/>}</text:p>
      <text:p text:style-name="P1">};</text:p>
      <text:p text:style-name="P1"/>
      <text:p text:style-name="P1">void resetCarMileage(Car *c) {c-&gt;mileage = 0;}</text:p>
      <text:p text:style-name="P1"/>
      <text:p text:style-name="P1">g)</text:p>
      <text:p text:style-name="P1"/>
      <text:p text:style-name="P1"/>
      <text:p text:style-name="P1"/>
      <text:p text:style-name="P1"/>
      <text:p text:style-name="P1"/>
      <text:p text:style-name="P1"><text:soft-page-break/>class Car</text:p>
      <text:p text:style-name="P1">{</text:p>
      <text:p text:style-name="P1">public:</text:p>
      <text:p text:style-name="P1"/>
      <text:p text:style-name="P1">private:</text:p>
      <text:p text:style-name="P1"><text:tab/>Car() {}</text:p>
      <text:p text:style-name="P1"><text:tab/></text:p>
      <text:p text:style-name="P1"><text:tab/>friend Car* createCar();</text:p>
      <text:p text:style-name="P1">};</text:p>
      <text:p text:style-name="P1"/>
      <text:p text:style-name="P1">Car* createCar()</text:p>
      <text:p text:style-name="P1">{</text:p>
      <text:p text:style-name="P1"><text:tab/>return new Car();</text:p>
      <text:p text:style-name="P1">}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6-28T13:32:15.938199473</meta:creation-date>
    <dc:date>2020-06-29T14:15:23.298597678</dc:date>
    <meta:editing-duration>PT18M44S</meta:editing-duration>
    <meta:editing-cycles>6</meta:editing-cycles>
    <meta:generator>LibreOffice/6.3.4.2$Linux_X86_64 LibreOffice_project/30$Build-2</meta:generator>
    <meta:document-statistic meta:table-count="0" meta:image-count="0" meta:object-count="0" meta:page-count="2" meta:paragraph-count="45" meta:word-count="159" meta:character-count="931" meta:non-whitespace-character-count="780"/>
  </office:meta>
</office:document-meta>
</file>